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Formula_20_Sheet_20_1">
      <style:table-properties table:display="true" style:writing-mode="lr-tb"/>
    </style:style>
    <style:style style:name="ta3" style:family="table" style:master-page-name="PageStyle_5f_Formula_20_Sheet_20_2">
      <style:table-properties table:display="true" style:writing-mode="lr-tb"/>
    </style:style>
    <style:style style:name="ta4" style:family="table" style:master-page-name="PageStyle_5f_Formula_20_Sheet_20_3">
      <style:table-properties table:display="true" style:writing-mode="lr-tb"/>
    </style:style>
    <style:style style:name="ta5" style:family="table" style:master-page-name="PageStyle_5f_Formula_20_Sheet_20_4">
      <style:table-properties table:display="true" style:writing-mode="lr-tb"/>
    </style:style>
    <style:style style:name="ta6" style:family="table" style:master-page-name="PageStyle_5f_Formula_20_Sheet_20_5">
      <style:table-properties table:display="true" style:writing-mode="lr-tb"/>
    </style:style>
    <style:style style:name="ta7" style:family="table" style:master-page-name="PageStyle_5f_Formula_20_Sheet_20_6">
      <style:table-properties table:display="true" style:writing-mode="lr-tb"/>
    </style:style>
    <style:style style:name="ta8" style:family="table" style:master-page-name="PageStyle_5f_Formula_20_Sheet_20_7">
      <style:table-properties table:display="true" style:writing-mode="lr-tb"/>
    </style:style>
    <style:style style:name="ta9" style:family="table" style:master-page-name="PageStyle_5f_Formula_20_Sheet_20_8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.0000000007A-.00002B+.4719C</text:p>
          </table:table-cell>
          <table:table-cell table:number-columns-repeated="5"/>
          <table:table-cell>
            <draw:frame table:end-cell-address="Sheet1.K14" table:end-x="31.86pt" table:end-y="14.97pt" draw:z-index="0" draw:name="Chart 1" draw:style-name="gr1" draw:text-style-name="P1" svg:width="278.22pt" svg:height="173.96pt" svg:x="74.24pt" svg:y="14.26pt">
              <draw:object draw:notify-on-update-of-ranges="Sheet1.C5:Sheet1.C14 Sheet1.E3:Sheet1.E4 Sheet1.E5:Sheet1.E14 Sheet1.F3:Sheet1.F4 Sheet1.F5:Sheet1.F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N^2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Time(Seconds)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0.3419" calcext:value-type="float">
            <text:p>0.3419</text:p>
          </table:table-cell>
          <table:table-cell table:style-name="ce1" office:value-type="float" office:value="0.097" calcext:value-type="float">
            <text:p>0.09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0.3519" calcext:value-type="float">
            <text:p>0.3519</text:p>
          </table:table-cell>
          <table:table-cell table:style-name="ce1" office:value-type="float" office:value="0.239" calcext:value-type="float">
            <text:p>0.23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900000000" calcext:value-type="float">
            <text:p>900000000</text:p>
          </table:table-cell>
          <table:table-cell table:style-name="ce1" office:value-type="float" office:value="0.5019" calcext:value-type="float">
            <text:p>0.5019</text:p>
          </table:table-cell>
          <table:table-cell table:style-name="ce1" office:value-type="float" office:value="0.502" calcext:value-type="float">
            <text:p>0.50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600000000" calcext:value-type="float">
            <text:p>1600000000</text:p>
          </table:table-cell>
          <table:table-cell table:style-name="ce1" office:value-type="float" office:value="0.7919" calcext:value-type="float">
            <text:p>0.7919</text:p>
          </table:table-cell>
          <table:table-cell table:style-name="ce1" office:value-type="float" office:value="0.872" calcext:value-type="float">
            <text:p>0.87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500000000" calcext:value-type="float">
            <text:p>2500000000</text:p>
          </table:table-cell>
          <table:table-cell table:style-name="ce1" office:value-type="float" office:value="1.2219" calcext:value-type="float">
            <text:p>1.22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600000000" calcext:value-type="float">
            <text:p>3600000000</text:p>
          </table:table-cell>
          <table:table-cell table:style-name="ce1" office:value-type="float" office:value="1.7919" calcext:value-type="float">
            <text:p>1.79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900000000" calcext:value-type="float">
            <text:p>4900000000</text:p>
          </table:table-cell>
          <table:table-cell table:style-name="ce1" office:value-type="float" office:value="2.5019" calcext:value-type="float">
            <text:p>2.501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6400000000" calcext:value-type="float">
            <text:p>6400000000</text:p>
          </table:table-cell>
          <table:table-cell table:style-name="ce1" office:value-type="float" office:value="3.3519" calcext:value-type="float">
            <text:p>3.351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8100000000" calcext:value-type="float">
            <text:p>8100000000</text:p>
          </table:table-cell>
          <table:table-cell table:style-name="ce1" office:value-type="float" office:value="4.3419" calcext:value-type="float">
            <text:p>4.341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0000" calcext:value-type="float">
            <text:p>10000000000</text:p>
          </table:table-cell>
          <table:table-cell table:style-name="ce1" office:value-type="float" office:value="5.4719" calcext:value-type="float">
            <text:p>5.471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.000000003A-.00002B+.116C</text:p>
          </table:table-cell>
          <table:table-cell table:number-columns-repeated="5"/>
          <table:table-cell>
            <draw:frame table:end-cell-address="Sheet1.K30" table:end-x="31.86pt" table:end-y="14.2pt" draw:z-index="1" draw:name="Chart 2" draw:style-name="gr1" draw:text-style-name="P1" svg:width="278.22pt" svg:height="173.96pt" svg:x="74.24pt" svg:y="13.49pt">
              <draw:object draw:notify-on-update-of-ranges="Sheet1.C21:Sheet1.C30 Sheet1.E19:Sheet1.E20 Sheet1.E21:Sheet1.E30 Sheet1.F19:Sheet1.F20 Sheet1.F21:Sheet1.F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bble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N^2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Time(Seconds)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77" calcext:value-type="float">
            <text:p>0.27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900000000" calcext:value-type="float">
            <text:p>900000000</text:p>
          </table:table-cell>
          <table:table-cell table:style-name="ce1" office:value-type="float" office:value="2.216" calcext:value-type="float">
            <text:p>2.21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600000000" calcext:value-type="float">
            <text:p>1600000000</text:p>
          </table:table-cell>
          <table:table-cell table:style-name="ce1" office:value-type="float" office:value="4.116" calcext:value-type="float">
            <text:p>4.1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500000000" calcext:value-type="float">
            <text:p>2500000000</text:p>
          </table:table-cell>
          <table:table-cell table:style-name="ce1" office:value-type="float" office:value="6.616" calcext:value-type="float">
            <text:p>6.61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600000000" calcext:value-type="float">
            <text:p>3600000000</text:p>
          </table:table-cell>
          <table:table-cell table:style-name="ce1" office:value-type="float" office:value="9.716" calcext:value-type="float">
            <text:p>9.71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900000000" calcext:value-type="float">
            <text:p>4900000000</text:p>
          </table:table-cell>
          <table:table-cell table:style-name="ce1" office:value-type="float" office:value="13.416" calcext:value-type="float">
            <text:p>13.416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6400000000" calcext:value-type="float">
            <text:p>6400000000</text:p>
          </table:table-cell>
          <table:table-cell table:style-name="ce1" office:value-type="float" office:value="17.716" calcext:value-type="float">
            <text:p>17.71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8100000000" calcext:value-type="float">
            <text:p>8100000000</text:p>
          </table:table-cell>
          <table:table-cell table:style-name="ce1" office:value-type="float" office:value="22.616" calcext:value-type="float">
            <text:p>22.616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0000" calcext:value-type="float">
            <text:p>10000000000</text:p>
          </table:table-cell>
          <table:table-cell table:style-name="ce1" office:value-type="float" office:value="28.116" calcext:value-type="float">
            <text:p>28.116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018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1.9998A + 24.4426B - 1054.22C</text:p>
          </table:table-cell>
          <table:table-cell table:number-columns-repeated="5"/>
          <table:table-cell>
            <draw:frame table:end-cell-address="Sheet1.K48" table:end-x="31.86pt" table:end-y="14.23pt" draw:z-index="2" draw:name="Chart 3" draw:style-name="gr1" draw:text-style-name="P1" svg:width="278.22pt" svg:height="143.23pt" svg:x="74.24pt" svg:y="12.76pt">
              <draw:object draw:notify-on-update-of-ranges="Sheet1.C41:Sheet1.C48 Sheet1.E40:Sheet1.E40 Sheet1.E41:Sheet1.E48 Sheet1.F40:Sheet1.F40 Sheet1.F41:Sheet1.F4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N^2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Operations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2023188.38" calcext:value-type="float">
            <text:p>2023188.38</text:p>
          </table:table-cell>
          <table:table-cell table:style-name="ce1" office:value-type="float" office:value="2023132" calcext:value-type="float">
            <text:p>202313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2023188.38" calcext:value-type="float">
            <text:p>2023188.38</text:p>
          </table:table-cell>
          <table:table-cell table:style-name="ce1" office:value-type="float" office:value="2023342" calcext:value-type="float">
            <text:p>202334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000" calcext:value-type="float">
            <text:p>4000000</text:p>
          </table:table-cell>
          <table:table-cell table:style-name="ce1" office:value-type="float" office:value="8047030.98" calcext:value-type="float">
            <text:p>8047030.98</text:p>
          </table:table-cell>
          <table:table-cell table:style-name="ce1" office:value-type="float" office:value="8046870" calcext:value-type="float">
            <text:p>804687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000" calcext:value-type="float">
            <text:p>4000000</text:p>
          </table:table-cell>
          <table:table-cell table:style-name="ce1" office:value-type="float" office:value="8047030.98" calcext:value-type="float">
            <text:p>8047030.98</text:p>
          </table:table-cell>
          <table:table-cell table:style-name="ce1" office:value-type="float" office:value="8047227" calcext:value-type="float">
            <text:p>804722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9000000" calcext:value-type="float">
            <text:p>9000000</text:p>
          </table:table-cell>
          <table:table-cell table:style-name="ce1" office:value-type="float" office:value="18070473.58" calcext:value-type="float">
            <text:p>18070473.58</text:p>
          </table:table-cell>
          <table:table-cell table:style-name="ce1" office:value-type="float" office:value="18070308" calcext:value-type="float">
            <text:p>1807030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9000000" calcext:value-type="float">
            <text:p>9000000</text:p>
          </table:table-cell>
          <table:table-cell table:style-name="ce1" office:value-type="float" office:value="18070473.58" calcext:value-type="float">
            <text:p>18070473.58</text:p>
          </table:table-cell>
          <table:table-cell table:style-name="ce1" office:value-type="float" office:value="18071211" calcext:value-type="float">
            <text:p>1807121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6000000" calcext:value-type="float">
            <text:p>16000000</text:p>
          </table:table-cell>
          <table:table-cell table:style-name="ce1" office:value-type="float" office:value="32093516.18" calcext:value-type="float">
            <text:p>32093516.18</text:p>
          </table:table-cell>
          <table:table-cell table:style-name="ce1" office:value-type="float" office:value="32093413" calcext:value-type="float">
            <text:p>3209341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6000000" calcext:value-type="float">
            <text:p>16000000</text:p>
          </table:table-cell>
          <table:table-cell table:style-name="ce1" office:value-type="float" office:value="32093516.18" calcext:value-type="float">
            <text:p>32093516.18</text:p>
          </table:table-cell>
          <table:table-cell table:style-name="ce1" office:value-type="float" office:value="32094316" calcext:value-type="float">
            <text:p>32094316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9.4137A - 219.887B - 155346C</text:p>
          </table:table-cell>
          <table:table-cell table:number-columns-repeated="5"/>
          <table:table-cell>
            <draw:frame table:end-cell-address="Sheet1.K62" table:end-x="31.86pt" table:end-y="14.23pt" draw:z-index="3" draw:name="Chart 4" draw:style-name="gr1" draw:text-style-name="P1" svg:width="278.22pt" svg:height="143.23pt" svg:x="74.24pt" svg:y="12.76pt">
              <draw:object draw:notify-on-update-of-ranges="Sheet1.C55:Sheet1.C62 Sheet1.E54:Sheet1.E54 Sheet1.E55:Sheet1.E62 Sheet1.F54:Sheet1.F54 Sheet1.F55:Sheet1.F6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ubble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N^2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Operations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38467" calcext:value-type="float">
            <text:p>9038467</text:p>
          </table:table-cell>
          <table:table-cell table:style-name="ce1" office:value-type="float" office:value="9212048" calcext:value-type="float">
            <text:p>921204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9038467" calcext:value-type="float">
            <text:p>9038467</text:p>
          </table:table-cell>
          <table:table-cell table:style-name="ce1" office:value-type="float" office:value="9139506" calcext:value-type="float">
            <text:p>913950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000" calcext:value-type="float">
            <text:p>4000000</text:p>
          </table:table-cell>
          <table:table-cell table:style-name="ce1" office:value-type="float" office:value="37059680" calcext:value-type="float">
            <text:p>37059680</text:p>
          </table:table-cell>
          <table:table-cell table:style-name="ce1" office:value-type="float" office:value="36884718" calcext:value-type="float">
            <text:p>3688471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000" calcext:value-type="float">
            <text:p>4000000</text:p>
          </table:table-cell>
          <table:table-cell table:style-name="ce1" office:value-type="float" office:value="37059680" calcext:value-type="float">
            <text:p>37059680</text:p>
          </table:table-cell>
          <table:table-cell table:style-name="ce1" office:value-type="float" office:value="36410396" calcext:value-type="float">
            <text:p>3641039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9000000" calcext:value-type="float">
            <text:p>9000000</text:p>
          </table:table-cell>
          <table:table-cell table:style-name="ce1" office:value-type="float" office:value="83908293" calcext:value-type="float">
            <text:p>83908293</text:p>
          </table:table-cell>
          <table:table-cell table:style-name="ce1" office:value-type="float" office:value="84779930" calcext:value-type="float">
            <text:p>8477993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9000000" calcext:value-type="float">
            <text:p>9000000</text:p>
          </table:table-cell>
          <table:table-cell table:style-name="ce1" office:value-type="float" office:value="83908293" calcext:value-type="float">
            <text:p>83908293</text:p>
          </table:table-cell>
          <table:table-cell table:style-name="ce1" office:value-type="float" office:value="83860176" calcext:value-type="float">
            <text:p>8386017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6000000" calcext:value-type="float">
            <text:p>16000000</text:p>
          </table:table-cell>
          <table:table-cell table:style-name="ce1" office:value-type="float" office:value="149584306" calcext:value-type="float">
            <text:p>149584306</text:p>
          </table:table-cell>
          <table:table-cell table:style-name="ce1" office:value-type="float" office:value="149732494" calcext:value-type="float">
            <text:p>14973249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6000000" calcext:value-type="float">
            <text:p>16000000</text:p>
          </table:table-cell>
          <table:table-cell table:style-name="ce1" office:value-type="float" office:value="149584306" calcext:value-type="float">
            <text:p>149584306</text:p>
          </table:table-cell>
          <table:table-cell table:style-name="ce1" office:value-type="float" office:value="149160548" calcext:value-type="float">
            <text:p>149160548</text:p>
          </table:table-cell>
          <table:table-cell table:number-columns-repeated="101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a Sheet 1" table:style-name="ta2">
        <table:table-column table:style-name="co1" table:number-columns-repeated="1024" table:default-cell-style-name="Default"/>
        <table:table-row table:style-name="ro1">
          <table:table-cell table:style-name="ce2" table:number-matrix-columns-spanned="2" table:number-matrix-rows-spanned="11" table:formula="of:={&quot;Time&quot;;&quot;N^1&quot;|[$Sheet1.F5:.F14];[$Sheet1.C5:.C14]}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a Sheet 2" table:style-name="ta3">
        <table:table-column table:style-name="co1" table:number-columns-repeated="1024" table:default-cell-style-name="Default"/>
        <table:table-row table:style-name="ro1">
          <table:table-cell table:style-name="ce2" table:number-matrix-columns-spanned="2" table:number-matrix-rows-spanned="11" table:formula="of:={&quot;Time&quot;;&quot;N^1&quot;|[$Sheet1.F21:.F30];[$Sheet1.C21:.C30]}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a Sheet 3" table:style-name="ta4">
        <table:table-column table:style-name="co1" table:number-columns-repeated="1024" table:default-cell-style-name="Default"/>
        <table:table-row table:style-name="ro1">
          <table:table-cell table:style-name="ce2" table:number-matrix-columns-spanned="2" table:number-matrix-rows-spanned="9" table:formula="of:={&quot;N^2&quot;;&quot;Operations&quot;|[$Sheet1.D55:.D62];[$Sheet1.F55:.F62]}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a Sheet 4" table:style-name="ta5">
        <table:table-column table:style-name="co1" table:number-columns-repeated="1024" table:default-cell-style-name="Default"/>
        <table:table-row table:style-name="ro1">
          <table:table-cell table:style-name="ce2" table:number-matrix-columns-spanned="2" table:number-matrix-rows-spanned="9" table:formula="of:={&quot;N^1&quot;;&quot;Operations&quot;|[$Sheet1.C55:.C62];[$Sheet1.F55:.F62]}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a Sheet 5" table:style-name="ta6">
        <table:table-column table:style-name="co1" table:number-columns-repeated="1024" table:default-cell-style-name="Default"/>
        <table:table-row table:style-name="ro1">
          <table:table-cell table:style-name="ce2" table:formula="of:=IFERROR(__xludf.dummyfunction(&quot;QUERY({Sheet1!A55:F62},&quot;&quot;select Col6,Col3 label Col6 'Operations', Col3 'N^1'&quot;&quot;,0)&quot;);&quot;Operations&quot;)" office:value-type="string" office:string-value="Operations" calcext:value-type="string">
            <text:p>Operations</text:p>
          </table:table-cell>
          <table:table-cell table:style-name="ce2" table:formula="of:=IFERROR(__xludf.dummyfunction(&quot;&quot;&quot;COMPUTED_VALUE&quot;&quot;&quot;);&quot;N^1&quot;)" office:value-type="string" office:string-value="N^1" calcext:value-type="string">
            <text:p>N^1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9212048)" office:value-type="float" office:value="9212048" calcext:value-type="float">
            <text:p>9212048</text:p>
          </table:table-cell>
          <table:table-cell table:style-name="ce2" table:formula="of:=IFERROR(__xludf.dummyfunction(&quot;&quot;&quot;COMPUTED_VALUE&quot;&quot;&quot;);1000)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9139506)" office:value-type="float" office:value="9139506" calcext:value-type="float">
            <text:p>9139506</text:p>
          </table:table-cell>
          <table:table-cell table:style-name="ce2" table:formula="of:=IFERROR(__xludf.dummyfunction(&quot;&quot;&quot;COMPUTED_VALUE&quot;&quot;&quot;);1000)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36884718)" office:value-type="float" office:value="36884718" calcext:value-type="float">
            <text:p>36884718</text:p>
          </table:table-cell>
          <table:table-cell table:style-name="ce2" table:formula="of:=IFERROR(__xludf.dummyfunction(&quot;&quot;&quot;COMPUTED_VALUE&quot;&quot;&quot;);2000)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36410396)" office:value-type="float" office:value="36410396" calcext:value-type="float">
            <text:p>36410396</text:p>
          </table:table-cell>
          <table:table-cell table:style-name="ce2" table:formula="of:=IFERROR(__xludf.dummyfunction(&quot;&quot;&quot;COMPUTED_VALUE&quot;&quot;&quot;);2000)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84779930)" office:value-type="float" office:value="84779930" calcext:value-type="float">
            <text:p>84779930</text:p>
          </table:table-cell>
          <table:table-cell table:style-name="ce2" table:formula="of:=IFERROR(__xludf.dummyfunction(&quot;&quot;&quot;COMPUTED_VALUE&quot;&quot;&quot;);3000)"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83860176)" office:value-type="float" office:value="83860176" calcext:value-type="float">
            <text:p>83860176</text:p>
          </table:table-cell>
          <table:table-cell table:style-name="ce2" table:formula="of:=IFERROR(__xludf.dummyfunction(&quot;&quot;&quot;COMPUTED_VALUE&quot;&quot;&quot;);3000)"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149732494)" office:value-type="float" office:value="149732494" calcext:value-type="float">
            <text:p>149732494</text:p>
          </table:table-cell>
          <table:table-cell table:style-name="ce2" table:formula="of:=IFERROR(__xludf.dummyfunction(&quot;&quot;&quot;COMPUTED_VALUE&quot;&quot;&quot;);4000)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149160548)" office:value-type="float" office:value="149160548" calcext:value-type="float">
            <text:p>149160548</text:p>
          </table:table-cell>
          <table:table-cell table:style-name="ce2" table:formula="of:=IFERROR(__xludf.dummyfunction(&quot;&quot;&quot;COMPUTED_VALUE&quot;&quot;&quot;);4000)" office:value-type="float" office:value="4000" calcext:value-type="float">
            <text:p>4000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a Sheet 6" table:style-name="ta7">
        <table:table-column table:style-name="co1" table:number-columns-repeated="1024" table:default-cell-style-name="Default"/>
        <table:table-row table:style-name="ro1">
          <table:table-cell table:style-name="ce2" table:formula="of:=IFERROR(__xludf.dummyfunction(&quot;QUERY({Sheet1!A41:F48},&quot;&quot;select Col6,Col3 label Col6 'Operations', Col3 'N^1'&quot;&quot;,0)&quot;);&quot;Operations&quot;)" office:value-type="string" office:string-value="Operations" calcext:value-type="string">
            <text:p>Operations</text:p>
          </table:table-cell>
          <table:table-cell table:style-name="ce2" table:formula="of:=IFERROR(__xludf.dummyfunction(&quot;&quot;&quot;COMPUTED_VALUE&quot;&quot;&quot;);&quot;N^1&quot;)" office:value-type="string" office:string-value="N^1" calcext:value-type="string">
            <text:p>N^1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2023132)" office:value-type="float" office:value="2023132" calcext:value-type="float">
            <text:p>2023132</text:p>
          </table:table-cell>
          <table:table-cell table:style-name="ce2" table:formula="of:=IFERROR(__xludf.dummyfunction(&quot;&quot;&quot;COMPUTED_VALUE&quot;&quot;&quot;);1000)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2023342)" office:value-type="float" office:value="2023342" calcext:value-type="float">
            <text:p>2023342</text:p>
          </table:table-cell>
          <table:table-cell table:style-name="ce2" table:formula="of:=IFERROR(__xludf.dummyfunction(&quot;&quot;&quot;COMPUTED_VALUE&quot;&quot;&quot;);1000)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8046870)" office:value-type="float" office:value="8046870" calcext:value-type="float">
            <text:p>8046870</text:p>
          </table:table-cell>
          <table:table-cell table:style-name="ce2" table:formula="of:=IFERROR(__xludf.dummyfunction(&quot;&quot;&quot;COMPUTED_VALUE&quot;&quot;&quot;);2000)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8047227)" office:value-type="float" office:value="8047227" calcext:value-type="float">
            <text:p>8047227</text:p>
          </table:table-cell>
          <table:table-cell table:style-name="ce2" table:formula="of:=IFERROR(__xludf.dummyfunction(&quot;&quot;&quot;COMPUTED_VALUE&quot;&quot;&quot;);2000)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18070308)" office:value-type="float" office:value="18070308" calcext:value-type="float">
            <text:p>18070308</text:p>
          </table:table-cell>
          <table:table-cell table:style-name="ce2" table:formula="of:=IFERROR(__xludf.dummyfunction(&quot;&quot;&quot;COMPUTED_VALUE&quot;&quot;&quot;);3000)"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18071211)" office:value-type="float" office:value="18071211" calcext:value-type="float">
            <text:p>18071211</text:p>
          </table:table-cell>
          <table:table-cell table:style-name="ce2" table:formula="of:=IFERROR(__xludf.dummyfunction(&quot;&quot;&quot;COMPUTED_VALUE&quot;&quot;&quot;);3000)"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32093413)" office:value-type="float" office:value="32093413" calcext:value-type="float">
            <text:p>32093413</text:p>
          </table:table-cell>
          <table:table-cell table:style-name="ce2" table:formula="of:=IFERROR(__xludf.dummyfunction(&quot;&quot;&quot;COMPUTED_VALUE&quot;&quot;&quot;);4000)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style-name="ce2" table:formula="of:=IFERROR(__xludf.dummyfunction(&quot;&quot;&quot;COMPUTED_VALUE&quot;&quot;&quot;);32094316)" office:value-type="float" office:value="32094316" calcext:value-type="float">
            <text:p>32094316</text:p>
          </table:table-cell>
          <table:table-cell table:style-name="ce2" table:formula="of:=IFERROR(__xludf.dummyfunction(&quot;&quot;&quot;COMPUTED_VALUE&quot;&quot;&quot;);4000)" office:value-type="float" office:value="4000" calcext:value-type="float">
            <text:p>4000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a Sheet 7" table:style-name="ta8">
        <table:table-column table:style-name="co1" table:number-columns-repeated="1024" table:default-cell-style-name="Default"/>
        <table:table-row table:style-name="ro1">
          <table:table-cell table:style-name="ce2" table:formula="of:=IFERROR(__xludf.dummyfunction(&quot;QUERY({Sheet1!A21:F30},&quot;&quot;select Col3,Col5,Col6 label Col3 'N^1', Col5 'fit', Col6 'Time(Seconds)'&quot;&quot;,0)&quot;);&quot;N^1&quot;)" office:value-type="string" office:string-value="N^1" calcext:value-type="string">
            <text:p>N^1</text:p>
          </table:table-cell>
          <table:table-cell table:style-name="ce2" table:formula="of:=IFERROR(__xludf.dummyfunction(&quot;&quot;&quot;COMPUTED_VALUE&quot;&quot;&quot;);&quot;fit&quot;)" office:value-type="string" office:string-value="fit" calcext:value-type="string">
            <text:p>fit</text:p>
          </table:table-cell>
          <table:table-cell table:style-name="ce2" table:formula="of:=IFERROR(__xludf.dummyfunction(&quot;&quot;&quot;COMPUTED_VALUE&quot;&quot;&quot;);&quot;Time(Seconds)&quot;)" office:value-type="string" office:string-value="Time(Seconds)" calcext:value-type="string">
            <text:p>Time(Seconds)</text:p>
          </table:table-cell>
          <table:table-cell table:number-columns-repeated="1021"/>
        </table:table-row>
        <table:table-row table:style-name="ro1">
          <table:table-cell table:style-name="ce2" table:formula="of:=IFERROR(__xludf.dummyfunction(&quot;&quot;&quot;COMPUTED_VALUE&quot;&quot;&quot;);10000)" office:value-type="float" office:value="10000" calcext:value-type="float">
            <text:p>10000</text:p>
          </table:table-cell>
          <table:table-cell table:style-name="ce2" table:formula="of:=IFERROR(__xludf.dummyfunction(&quot;&quot;&quot;COMPUTED_VALUE&quot;&quot;&quot;);0.216)" office:value-type="float" office:value="0.216" calcext:value-type="float">
            <text:p>0.216</text:p>
          </table:table-cell>
          <table:table-cell table:style-name="ce2" table:formula="of:=IFERROR(__xludf.dummyfunction(&quot;&quot;&quot;COMPUTED_VALUE&quot;&quot;&quot;);0.277)" office:value-type="float" office:value="0.277" calcext:value-type="float">
            <text:p>0.277</text:p>
          </table:table-cell>
          <table:table-cell table:number-columns-repeated="1021"/>
        </table:table-row>
        <table:table-row table:style-name="ro1">
          <table:table-cell table:style-name="ce2" table:formula="of:=IFERROR(__xludf.dummyfunction(&quot;&quot;&quot;COMPUTED_VALUE&quot;&quot;&quot;);20000)" office:value-type="float" office:value="20000" calcext:value-type="float">
            <text:p>20000</text:p>
          </table:table-cell>
          <table:table-cell table:style-name="ce2" table:formula="of:=IFERROR(__xludf.dummyfunction(&quot;&quot;&quot;COMPUTED_VALUE&quot;&quot;&quot;);0.916)" office:value-type="float" office:value="0.916" calcext:value-type="float">
            <text:p>0.916</text:p>
          </table:table-cell>
          <table:table-cell table:style-name="ce2" table:formula="of:=IFERROR(__xludf.dummyfunction(&quot;&quot;&quot;COMPUTED_VALUE&quot;&quot;&quot;)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table:formula="of:=IFERROR(__xludf.dummyfunction(&quot;&quot;&quot;COMPUTED_VALUE&quot;&quot;&quot;);30000)" office:value-type="float" office:value="30000" calcext:value-type="float">
            <text:p>30000</text:p>
          </table:table-cell>
          <table:table-cell table:style-name="ce2" table:formula="of:=IFERROR(__xludf.dummyfunction(&quot;&quot;&quot;COMPUTED_VALUE&quot;&quot;&quot;);2.216)" office:value-type="float" office:value="2.216" calcext:value-type="float">
            <text:p>2.216</text:p>
          </table:table-cell>
          <table:table-cell table:style-name="ce2" table:formula="of:=IFERROR(__xludf.dummyfunction(&quot;&quot;&quot;COMPUTED_VALUE&quot;&quot;&quot;);2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table:formula="of:=IFERROR(__xludf.dummyfunction(&quot;&quot;&quot;COMPUTED_VALUE&quot;&quot;&quot;);40000)" office:value-type="float" office:value="40000" calcext:value-type="float">
            <text:p>40000</text:p>
          </table:table-cell>
          <table:table-cell table:style-name="ce2" table:formula="of:=IFERROR(__xludf.dummyfunction(&quot;&quot;&quot;COMPUTED_VALUE&quot;&quot;&quot;);4.116)" office:value-type="float" office:value="4.116" calcext:value-type="float">
            <text:p>4.116</text:p>
          </table:table-cell>
          <table:table-cell table:style-name="ce2" table:formula="of:=IFERROR(__xludf.dummyfunction(&quot;&quot;&quot;COMPUTED_VALUE&quot;&quot;&quot;);4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table:formula="of:=IFERROR(__xludf.dummyfunction(&quot;&quot;&quot;COMPUTED_VALUE&quot;&quot;&quot;);50000)" office:value-type="float" office:value="50000" calcext:value-type="float">
            <text:p>50000</text:p>
          </table:table-cell>
          <table:table-cell table:style-name="ce2" table:formula="of:=IFERROR(__xludf.dummyfunction(&quot;&quot;&quot;COMPUTED_VALUE&quot;&quot;&quot;);6.616)" office:value-type="float" office:value="6.616" calcext:value-type="float">
            <text:p>6.616</text:p>
          </table:table-cell>
          <table:table-cell table:style-name="ce2" table:formula="of:=IFERROR(__xludf.dummyfunction(&quot;&quot;&quot;COMPUTED_VALUE&quot;&quot;&quot;);7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table:formula="of:=IFERROR(__xludf.dummyfunction(&quot;&quot;&quot;COMPUTED_VALUE&quot;&quot;&quot;);60000)" office:value-type="float" office:value="60000" calcext:value-type="float">
            <text:p>60000</text:p>
          </table:table-cell>
          <table:table-cell table:style-name="ce2" table:formula="of:=IFERROR(__xludf.dummyfunction(&quot;&quot;&quot;COMPUTED_VALUE&quot;&quot;&quot;);9.716)" office:value-type="float" office:value="9.716" calcext:value-type="float">
            <text:p>9.716</text:p>
          </table:table-cell>
          <table:table-cell table:style-name="ce2" table:formula="of:=IFERROR(__xludf.dummyfunction(&quot;&quot;&quot;COMPUTED_VALUE&quot;&quot;&quot;);10)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table:formula="of:=IFERROR(__xludf.dummyfunction(&quot;&quot;&quot;COMPUTED_VALUE&quot;&quot;&quot;);70000)" office:value-type="float" office:value="70000" calcext:value-type="float">
            <text:p>70000</text:p>
          </table:table-cell>
          <table:table-cell table:style-name="ce2" table:formula="of:=IFERROR(__xludf.dummyfunction(&quot;&quot;&quot;COMPUTED_VALUE&quot;&quot;&quot;);13.416)" office:value-type="float" office:value="13.416" calcext:value-type="float">
            <text:p>13.416</text:p>
          </table:table-cell>
          <table:table-cell table:style-name="ce2" table:formula="of:=IFERROR(__xludf.dummyfunction(&quot;&quot;&quot;COMPUTED_VALUE&quot;&quot;&quot;);14)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2" table:formula="of:=IFERROR(__xludf.dummyfunction(&quot;&quot;&quot;COMPUTED_VALUE&quot;&quot;&quot;);80000)" office:value-type="float" office:value="80000" calcext:value-type="float">
            <text:p>80000</text:p>
          </table:table-cell>
          <table:table-cell table:style-name="ce2" table:formula="of:=IFERROR(__xludf.dummyfunction(&quot;&quot;&quot;COMPUTED_VALUE&quot;&quot;&quot;);17.716)" office:value-type="float" office:value="17.716" calcext:value-type="float">
            <text:p>17.716</text:p>
          </table:table-cell>
          <table:table-cell table:style-name="ce2" table:formula="of:=IFERROR(__xludf.dummyfunction(&quot;&quot;&quot;COMPUTED_VALUE&quot;&quot;&quot;);18)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table:formula="of:=IFERROR(__xludf.dummyfunction(&quot;&quot;&quot;COMPUTED_VALUE&quot;&quot;&quot;);90000)" office:value-type="float" office:value="90000" calcext:value-type="float">
            <text:p>90000</text:p>
          </table:table-cell>
          <table:table-cell table:style-name="ce2" table:formula="of:=IFERROR(__xludf.dummyfunction(&quot;&quot;&quot;COMPUTED_VALUE&quot;&quot;&quot;);22.616)" office:value-type="float" office:value="22.616" calcext:value-type="float">
            <text:p>22.616</text:p>
          </table:table-cell>
          <table:table-cell table:style-name="ce2" table:formula="of:=IFERROR(__xludf.dummyfunction(&quot;&quot;&quot;COMPUTED_VALUE&quot;&quot;&quot;);23)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2" table:formula="of:=IFERROR(__xludf.dummyfunction(&quot;&quot;&quot;COMPUTED_VALUE&quot;&quot;&quot;);100000)" office:value-type="float" office:value="100000" calcext:value-type="float">
            <text:p>100000</text:p>
          </table:table-cell>
          <table:table-cell table:style-name="ce2" table:formula="of:=IFERROR(__xludf.dummyfunction(&quot;&quot;&quot;COMPUTED_VALUE&quot;&quot;&quot;);28.116)" office:value-type="float" office:value="28.116" calcext:value-type="float">
            <text:p>28.116</text:p>
          </table:table-cell>
          <table:table-cell table:style-name="ce2" table:formula="of:=IFERROR(__xludf.dummyfunction(&quot;&quot;&quot;COMPUTED_VALUE&quot;&quot;&quot;);29)" office:value-type="float" office:value="29" calcext:value-type="float">
            <text:p>29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a Sheet 8" table:style-name="ta9">
        <table:table-column table:style-name="co1" table:number-columns-repeated="1024" table:default-cell-style-name="Default"/>
        <table:table-row table:style-name="ro1">
          <table:table-cell table:style-name="ce2" table:number-matrix-columns-spanned="2" table:number-matrix-rows-spanned="11" table:formula="of:={&quot;fit&quot;;&quot;Time(Seconds)&quot;|[$Sheet1.E5:.E14];[$Sheet1.F5:.F14]}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1">
          <table:table-cell table:style-name="ce2" office:value-type="string" office:string-value="" calcext:value-type="error">
            <text:p>Err:512</text:p>
          </table:table-cell>
          <table:table-cell table:style-name="ce2" office:value-type="string" office:string-value="" calcext:value-type="error">
            <text:p>Err:512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1" style:display-name="PageStyle_Formula Sheet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2" style:display-name="PageStyle_Formula Sheet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3" style:display-name="PageStyle_Formula Sheet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4" style:display-name="PageStyle_Formula Shee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5" style:display-name="PageStyle_Formula Shee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6" style:display-name="PageStyle_Formula Shee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7" style:display-name="PageStyle_Formula Sheet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rmula_20_Sheet_20_8" style:display-name="PageStyle_Formula Sheet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379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816cm" svg:height="6.138cm" xlink:href=".." xlink:type="simple" chart:class="chart:line" chart:style-name="ch1">
        <chart:legend chart:legend-position="end" svg:x="6.038cm" svg:y="2.521cm" style:legend-expansion="high" chart:style-name="ch2"/>
        <chart:plot-area chart:style-name="ch3" table:cell-range-address="Sheet1.C5:Sheet1.C14 Sheet1.E3:Sheet1.F14" chart:data-source-has-labels="both" svg:x="0.196cm" svg:y="0.122cm" svg:width="5.646cm" svg:height="5.894cm">
          <chartooo:coordinate-region svg:x="0.659cm" svg:y="0.122cm" svg:width="4.712cm" svg:height="4.529cm"/>
          <chart:axis chart:dimension="x" chart:name="primary-x" chart:style-name="ch4" chartooo:axis-type="text">
            <chart:categories table:cell-range-address="Sheet1.C5:Sheet1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5:Sheet1.E14" chart:label-cell-address="Sheet1.E3:Sheet1.E4" chart:class="chart:line">
            <chart:data-point chart:repeated="10"/>
          </chart:series>
          <chart:series chart:style-name="ch8" chart:values-cell-range-address="Sheet1.F5:Sheet1.F14" chart:label-cell-address="Sheet1.F3:Sheet1.F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text:list>
                  <text:list-item>
                    <text:p/>
                  </text:list-item>
                  <text:list-item>
                    <text:p>fit</text:p>
                  </text:list-item>
                </text:list>
                <draw:g>
                  <svg:desc>Sheet1.E3:Sheet1.E4</svg:desc>
                </draw:g>
              </table:table-cell>
              <table:table-cell office:value-type="string">
                <text:p>Time(Seconds)</text:p>
                <text:list>
                  <text:list-item>
                    <text:p/>
                  </text:list-item>
                  <text:list-item>
                    <text:p>Time(Seconds)</text:p>
                  </text:list-item>
                </text:list>
                <draw:g>
                  <svg:desc>Sheet1.F3:Sheet1.F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C5:Sheet1.C14</svg:desc>
                </draw:g>
              </table:table-cell>
              <table:table-cell office:value-type="float" office:value="0.3419">
                <text:p>0.3419</text:p>
                <draw:g>
                  <svg:desc>Sheet1.E5:Sheet1.E14</svg:desc>
                </draw:g>
              </table:table-cell>
              <table:table-cell office:value-type="float" office:value="0.097">
                <text:p>0.097</text:p>
                <draw:g>
                  <svg:desc>Sheet1.F5:Sheet1.F1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3519">
                <text:p>0.3519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5019">
                <text:p>0.5019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7919">
                <text:p>0.7919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2219">
                <text:p>1.2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.7919">
                <text:p>1.7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5019">
                <text:p>2.5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.3519">
                <text:p>3.3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.3419">
                <text:p>4.34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.4719">
                <text:p>5.471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816cm" svg:height="6.138cm" xlink:href=".." xlink:type="simple" chart:class="chart:line" chart:style-name="ch1">
        <chart:legend chart:legend-position="end" svg:x="6.038cm" svg:y="2.521cm" style:legend-expansion="high" chart:style-name="ch2"/>
        <chart:plot-area chart:style-name="ch3" table:cell-range-address="Sheet1.C21:Sheet1.C30 Sheet1.E19:Sheet1.F30" chart:data-source-has-labels="both" svg:x="0.196cm" svg:y="0.122cm" svg:width="5.646cm" svg:height="5.894cm">
          <chartooo:coordinate-region svg:x="0.667cm" svg:y="0.122cm" svg:width="4.712cm" svg:height="4.529cm"/>
          <chart:axis chart:dimension="x" chart:name="primary-x" chart:style-name="ch4" chartooo:axis-type="text">
            <chart:categories table:cell-range-address="Sheet1.C21:Sheet1.C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1:Sheet1.E30" chart:label-cell-address="Sheet1.E19:Sheet1.E20" chart:class="chart:line">
            <chart:data-point chart:repeated="10"/>
          </chart:series>
          <chart:series chart:style-name="ch8" chart:values-cell-range-address="Sheet1.F21:Sheet1.F30" chart:label-cell-address="Sheet1.F19:Sheet1.F2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text:list>
                  <text:list-item>
                    <text:p/>
                  </text:list-item>
                  <text:list-item>
                    <text:p>fit</text:p>
                  </text:list-item>
                </text:list>
                <draw:g>
                  <svg:desc>Sheet1.E19:Sheet1.E20</svg:desc>
                </draw:g>
              </table:table-cell>
              <table:table-cell office:value-type="string">
                <text:p>Time(Seconds)</text:p>
                <text:list>
                  <text:list-item>
                    <text:p/>
                  </text:list-item>
                  <text:list-item>
                    <text:p>Time(Seconds)</text:p>
                  </text:list-item>
                </text:list>
                <draw:g>
                  <svg:desc>Sheet1.F19:Sheet1.F20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C21:Sheet1.C30</svg:desc>
                </draw:g>
              </table:table-cell>
              <table:table-cell office:value-type="float" office:value="0.216">
                <text:p>0.216</text:p>
                <draw:g>
                  <svg:desc>Sheet1.E21:Sheet1.E30</svg:desc>
                </draw:g>
              </table:table-cell>
              <table:table-cell office:value-type="float" office:value="0.277">
                <text:p>0.277</text:p>
                <draw:g>
                  <svg:desc>Sheet1.F21:Sheet1.F30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16">
                <text:p>0.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216">
                <text:p>2.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.116">
                <text:p>4.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.616">
                <text:p>6.6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.716">
                <text:p>9.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.416">
                <text:p>13.4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7.716">
                <text:p>17.7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2.616">
                <text:p>22.6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8.116">
                <text:p>28.116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9.816cm" svg:height="5.054cm" xlink:href=".." xlink:type="simple" chart:class="chart:line" chart:style-name="ch1">
        <chart:legend chart:legend-position="end" svg:x="6.805cm" svg:y="1.979cm" style:legend-expansion="high" chart:style-name="ch2"/>
        <chart:plot-area chart:style-name="ch3" table:cell-range-address="Sheet1.C41:Sheet1.C48 Sheet1.E40:Sheet1.F48" chart:data-source-has-labels="both" svg:x="0.196cm" svg:y="0.101cm" svg:width="6.413cm" svg:height="3.822cm">
          <chartooo:coordinate-region svg:x="1.779cm" svg:y="0.101cm" svg:width="4.689cm" svg:height="2.718cm"/>
          <chart:axis chart:dimension="x" chart:name="primary-x" chart:style-name="ch4" chartooo:axis-type="text">
            <chart:title svg:x="3.047cm" svg:y="4.025cm" chart:style-name="ch5">
              <text:p>N^1</text:p>
            </chart:title>
            <chart:categories table:cell-range-address="Sheet1.C41:Sheet1.C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41:Sheet1.E48" chart:label-cell-address="Sheet1.E40:Sheet1.E40" chart:class="chart:line">
            <chart:data-point chart:repeated="8"/>
          </chart:series>
          <chart:series chart:style-name="ch9" chart:values-cell-range-address="Sheet1.F41:Sheet1.F48" chart:label-cell-address="Sheet1.F40:Sheet1.F4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draw:g>
                  <svg:desc>Sheet1.E40:Sheet1.E40</svg:desc>
                </draw:g>
              </table:table-cell>
              <table:table-cell office:value-type="string">
                <text:p>Operations</text:p>
                <draw:g>
                  <svg:desc>Sheet1.F40:Sheet1.F4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41:Sheet1.C48</svg:desc>
                </draw:g>
              </table:table-cell>
              <table:table-cell office:value-type="float" office:value="2023188.38">
                <text:p>2023188.38</text:p>
                <draw:g>
                  <svg:desc>Sheet1.E41:Sheet1.E48</svg:desc>
                </draw:g>
              </table:table-cell>
              <table:table-cell office:value-type="float" office:value="2023132">
                <text:p>2023132</text:p>
                <draw:g>
                  <svg:desc>Sheet1.F41:Sheet1.F4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23188.38">
                <text:p>2023188.38</text:p>
              </table:table-cell>
              <table:table-cell office:value-type="float" office:value="2023342">
                <text:p>20233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047030.98">
                <text:p>8047030.98</text:p>
              </table:table-cell>
              <table:table-cell office:value-type="float" office:value="8046870">
                <text:p>804687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047030.98">
                <text:p>8047030.98</text:p>
              </table:table-cell>
              <table:table-cell office:value-type="float" office:value="8047227">
                <text:p>804722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070473.58">
                <text:p>18070473.58</text:p>
              </table:table-cell>
              <table:table-cell office:value-type="float" office:value="18070308">
                <text:p>1807030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070473.58">
                <text:p>18070473.58</text:p>
              </table:table-cell>
              <table:table-cell office:value-type="float" office:value="18071211">
                <text:p>1807121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093516.18">
                <text:p>32093516.18</text:p>
              </table:table-cell>
              <table:table-cell office:value-type="float" office:value="32093413">
                <text:p>3209341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2093516.18">
                <text:p>32093516.18</text:p>
              </table:table-cell>
              <table:table-cell office:value-type="float" office:value="32094316">
                <text:p>320943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9.816cm" svg:height="5.054cm" xlink:href=".." xlink:type="simple" chart:class="chart:line" chart:style-name="ch1">
        <chart:legend chart:legend-position="end" svg:x="6.805cm" svg:y="1.979cm" style:legend-expansion="high" chart:style-name="ch2"/>
        <chart:plot-area chart:style-name="ch3" table:cell-range-address="Sheet1.C55:Sheet1.C62 Sheet1.E54:Sheet1.F62" chart:data-source-has-labels="both" svg:x="0.196cm" svg:y="0.101cm" svg:width="6.413cm" svg:height="3.822cm">
          <chartooo:coordinate-region svg:x="1.779cm" svg:y="0.101cm" svg:width="4.504cm" svg:height="2.719cm"/>
          <chart:axis chart:dimension="x" chart:name="primary-x" chart:style-name="ch4" chartooo:axis-type="text">
            <chart:title svg:x="3.047cm" svg:y="4.025cm" chart:style-name="ch5">
              <text:p>N^1</text:p>
            </chart:title>
            <chart:categories table:cell-range-address="Sheet1.C55:Sheet1.C6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55:Sheet1.E62" chart:label-cell-address="Sheet1.E54:Sheet1.E54" chart:class="chart:line">
            <chart:data-point chart:repeated="8"/>
          </chart:series>
          <chart:series chart:style-name="ch9" chart:values-cell-range-address="Sheet1.F55:Sheet1.F62" chart:label-cell-address="Sheet1.F54:Sheet1.F5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draw:g>
                  <svg:desc>Sheet1.E54:Sheet1.E54</svg:desc>
                </draw:g>
              </table:table-cell>
              <table:table-cell office:value-type="string">
                <text:p>Operations</text:p>
                <draw:g>
                  <svg:desc>Sheet1.F54:Sheet1.F5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55:Sheet1.C62</svg:desc>
                </draw:g>
              </table:table-cell>
              <table:table-cell office:value-type="float" office:value="9038467">
                <text:p>9038467</text:p>
                <draw:g>
                  <svg:desc>Sheet1.E55:Sheet1.E62</svg:desc>
                </draw:g>
              </table:table-cell>
              <table:table-cell office:value-type="float" office:value="9212048">
                <text:p>9212048</text:p>
                <draw:g>
                  <svg:desc>Sheet1.F55:Sheet1.F6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038467">
                <text:p>9038467</text:p>
              </table:table-cell>
              <table:table-cell office:value-type="float" office:value="9139506">
                <text:p>913950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7059680">
                <text:p>37059680</text:p>
              </table:table-cell>
              <table:table-cell office:value-type="float" office:value="36884718">
                <text:p>368847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7059680">
                <text:p>37059680</text:p>
              </table:table-cell>
              <table:table-cell office:value-type="float" office:value="36410396">
                <text:p>3641039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3908293">
                <text:p>83908293</text:p>
              </table:table-cell>
              <table:table-cell office:value-type="float" office:value="84779930">
                <text:p>8477993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3908293">
                <text:p>83908293</text:p>
              </table:table-cell>
              <table:table-cell office:value-type="float" office:value="83860176">
                <text:p>8386017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49584306">
                <text:p>149584306</text:p>
              </table:table-cell>
              <table:table-cell office:value-type="float" office:value="149732494">
                <text:p>14973249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49584306">
                <text:p>149584306</text:p>
              </table:table-cell>
              <table:table-cell office:value-type="float" office:value="149160548">
                <text:p>1491605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